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2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8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4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71088" calcext:value-type="float">
            <text:p>46.05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9956" calcext:value-type="float">
            <text:p>46.12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1828965517" calcext:value-type="float">
            <text:p>46.119182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38302857143" calcext:value-type="float">
            <text:p>46.10383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9131034483" calcext:value-type="float">
            <text:p>46.08891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6216" calcext:value-type="float">
            <text:p>46.07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7004137931" calcext:value-type="float">
            <text:p>46.055700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20136" calcext:value-type="float">
            <text:p>46.03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79682758621" calcext:value-type="float">
            <text:p>46.01796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6164" calcext:value-type="float">
            <text:p>46.01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86347142857" calcext:value-type="float">
            <text:p>46.008634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81545806452" calcext:value-type="float">
            <text:p>45.9981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156516129" calcext:value-type="float">
            <text:p>45.8661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65504" calcext:value-type="float">
            <text:p>45.8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3803870968" calcext:value-type="float">
            <text:p>45.83838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3808" calcext:value-type="float">
            <text:p>45.82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72121290323" calcext:value-type="float">
            <text:p>45.8072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66627096774" calcext:value-type="float">
            <text:p>45.78666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92596129032" calcext:value-type="float">
            <text:p>45.76925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55016" calcext:value-type="float">
            <text:p>45.74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79930322581" calcext:value-type="float">
            <text:p>45.73799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0767142857" calcext:value-type="float">
            <text:p>45.735076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07981935484" calcext:value-type="float">
            <text:p>45.6907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3473548387" calcext:value-type="float">
            <text:p>45.50034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6508" calcext:value-type="float">
            <text:p>45.46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77650322581" calcext:value-type="float">
            <text:p>45.43776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84944" calcext:value-type="float">
            <text:p>45.40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3278709677" calcext:value-type="float">
            <text:p>45.38132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5349677419" calcext:value-type="float">
            <text:p>45.35453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09228" calcext:value-type="float">
            <text:p>45.330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91099354839" calcext:value-type="float">
            <text:p>45.30910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5312" calcext:value-type="float">
            <text:p>45.2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63974193548" calcext:value-type="float">
            <text:p>45.28639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93314285714" calcext:value-type="float">
            <text:p>45.2693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2147096774" calcext:value-type="float">
            <text:p>45.25021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86" calcext:value-type="float">
            <text:p>45.10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1691034483" calcext:value-type="float">
            <text:p>45.089169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25032" calcext:value-type="float">
            <text:p>45.07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0195862069" calcext:value-type="float">
            <text:p>45.049019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36336" calcext:value-type="float">
            <text:p>45.02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22053333333" calcext:value-type="float">
            <text:p>44.9922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94017777778" calcext:value-type="float">
            <text:p>44.96940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56877241379" calcext:value-type="float">
            <text:p>44.955687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6349" calcext:value-type="float">
            <text:p>44.9563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588" calcext:value-type="float">
            <text:p>44.945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837344" calcext:value-type="float">
            <text:p>44.928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5312" calcext:value-type="float">
            <text:p>44.91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473632" calcext:value-type="float">
            <text:p>44.844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7698" calcext:value-type="float">
            <text:p>44.827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45216" calcext:value-type="float">
            <text:p>44.811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81375" calcext:value-type="float">
            <text:p>44.7881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87192" calcext:value-type="float">
            <text:p>44.7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317952" calcext:value-type="float">
            <text:p>44.733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3062857143" calcext:value-type="float">
            <text:p>44.70530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274" calcext:value-type="float">
            <text:p>44.78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02" calcext:value-type="float">
            <text:p>44.7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46548571429" calcext:value-type="float">
            <text:p>44.75465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628" calcext:value-type="float">
            <text:p>44.77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7836" calcext:value-type="float">
            <text:p>44.4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9444" calcext:value-type="float">
            <text:p>44.31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5916" calcext:value-type="float">
            <text:p>44.28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4298" calcext:value-type="float">
            <text:p>44.294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8004" calcext:value-type="float">
            <text:p>44.2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649" calcext:value-type="float">
            <text:p>44.30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362" calcext:value-type="float">
            <text:p>44.2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2284" calcext:value-type="float">
            <text:p>44.1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5604" calcext:value-type="float">
            <text:p>44.07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2932" calcext:value-type="float">
            <text:p>44.0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55" calcext:value-type="float">
            <text:p>44.0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1624" calcext:value-type="float">
            <text:p>43.98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3788" calcext:value-type="float">
            <text:p>44.0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0636" calcext:value-type="float">
            <text:p>43.9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8416" calcext:value-type="float">
            <text:p>43.9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7964" calcext:value-type="float">
            <text:p>43.9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9544" calcext:value-type="float">
            <text:p>43.8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4812" calcext:value-type="float">
            <text:p>43.83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498" calcext:value-type="float">
            <text:p>43.65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1828" calcext:value-type="float">
            <text:p>43.5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052" calcext:value-type="float">
            <text:p>43.5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8056" calcext:value-type="float">
            <text:p>43.6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4796" calcext:value-type="float">
            <text:p>42.94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8776" calcext:value-type="float">
            <text:p>43.0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6404" calcext:value-type="float">
            <text:p>42.85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932" calcext:value-type="float">
            <text:p>42.8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596" calcext:value-type="float">
            <text:p>42.6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7324" calcext:value-type="float">
            <text:p>42.5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3484" calcext:value-type="float">
            <text:p>42.3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9204" calcext:value-type="float">
            <text:p>42.39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6428" calcext:value-type="float">
            <text:p>42.28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9372" calcext:value-type="float">
            <text:p>42.21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2108" calcext:value-type="float">
            <text:p>42.0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8204" calcext:value-type="float">
            <text:p>42.0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5296" calcext:value-type="float">
            <text:p>41.8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3508" calcext:value-type="float">
            <text:p>41.7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522" calcext:value-type="float">
            <text:p>41.7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9124" calcext:value-type="float">
            <text:p>41.75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44" calcext:value-type="float">
            <text:p>41.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5272" calcext:value-type="float">
            <text:p>41.1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36" calcext:value-type="float">
            <text:p>37.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28" calcext:value-type="float">
            <text:p>36.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88" calcext:value-type="float">
            <text:p>34.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0101022408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516" meta:object-count="0"/>
    <meta:user-defined meta:name="AppVersion">3.0</meta:user-defined>
  </office:meta>
</office:document-meta>
</file>